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Light" officeooo:rsid="001e172e" officeooo:paragraph-rsid="001e172e"/>
    </style:style>
    <style:style style:name="P2" style:family="paragraph" style:parent-style-name="Standard">
      <style:text-properties style:font-name="DejaVu Sans Light" officeooo:rsid="00209d10" officeooo:paragraph-rsid="00209d10"/>
    </style:style>
    <style:style style:name="P3" style:family="paragraph" style:parent-style-name="Standard">
      <style:text-properties style:font-name="DejaVu Sans Light" officeooo:rsid="002831a9" officeooo:paragraph-rsid="002831a9"/>
    </style:style>
    <style:style style:name="P4" style:family="paragraph" style:parent-style-name="Standard">
      <style:text-properties style:font-name="DejaVu Sans Light" officeooo:rsid="0021896f" officeooo:paragraph-rsid="0021896f"/>
    </style:style>
    <style:style style:name="P5" style:family="paragraph" style:parent-style-name="Standard">
      <style:text-properties style:font-name="DejaVu Sans Light" officeooo:rsid="002216dd" officeooo:paragraph-rsid="002216dd"/>
    </style:style>
    <style:style style:name="P6" style:family="paragraph" style:parent-style-name="Standard">
      <style:text-properties style:font-name="DejaVu Sans Light" officeooo:rsid="0039322e" officeooo:paragraph-rsid="0039322e"/>
    </style:style>
    <style:style style:name="P7" style:family="paragraph" style:parent-style-name="Standard">
      <style:text-properties style:font-name="DejaVu Sans Light" officeooo:rsid="003aea37" officeooo:paragraph-rsid="003aea37"/>
    </style:style>
    <style:style style:name="P8" style:family="paragraph" style:parent-style-name="Standard">
      <style:text-properties style:font-name="DejaVu Sans Light" officeooo:rsid="0041615c" officeooo:paragraph-rsid="0041615c"/>
    </style:style>
    <style:style style:name="P9" style:family="paragraph" style:parent-style-name="Standard" style:list-style-name="L1">
      <style:text-properties officeooo:paragraph-rsid="00295c54"/>
    </style:style>
    <style:style style:name="P10" style:family="paragraph" style:parent-style-name="Standard" style:list-style-name="L1">
      <style:text-properties style:font-name="DejaVu Sans Light" officeooo:rsid="00295c54" officeooo:paragraph-rsid="00295c54"/>
    </style:style>
    <style:style style:name="P11" style:family="paragraph" style:parent-style-name="Standard" style:list-style-name="L1">
      <style:text-properties style:font-name="DejaVu Sans Light" officeooo:rsid="00295c54" officeooo:paragraph-rsid="0036aba5"/>
    </style:style>
    <style:style style:name="P12" style:family="paragraph" style:parent-style-name="Standard" style:list-style-name="L1">
      <style:text-properties style:font-name="DejaVu Sans Light" officeooo:rsid="0034c061" officeooo:paragraph-rsid="0036aba5"/>
    </style:style>
    <style:style style:name="P13" style:family="paragraph" style:parent-style-name="Standard">
      <style:text-properties style:font-name="DejaVu Sans Light" officeooo:rsid="0034c061" officeooo:paragraph-rsid="0036aba5"/>
    </style:style>
    <style:style style:name="P14" style:family="paragraph" style:parent-style-name="Standard">
      <style:text-properties style:font-name="DejaVu Sans Light" officeooo:rsid="0034c061" officeooo:paragraph-rsid="003aea37"/>
    </style:style>
    <style:style style:name="P15" style:family="paragraph" style:parent-style-name="Standard" style:list-style-name="L1">
      <style:text-properties style:font-name="DejaVu Sans Light" officeooo:rsid="0034f77e" officeooo:paragraph-rsid="0036aba5"/>
    </style:style>
    <style:style style:name="P16" style:family="paragraph" style:parent-style-name="Standard">
      <style:text-properties style:font-name="DejaVu Sans Light" officeooo:rsid="002216dd" officeooo:paragraph-rsid="001e172e"/>
    </style:style>
    <style:style style:name="P17" style:family="paragraph" style:parent-style-name="Standard">
      <style:text-properties style:font-name="DejaVu Sans Light" officeooo:rsid="002216dd" officeooo:paragraph-rsid="0042e8b2"/>
    </style:style>
    <style:style style:name="P18" style:family="paragraph" style:parent-style-name="Standard">
      <style:text-properties style:font-name="DejaVu Sans Light" officeooo:rsid="00209d10" officeooo:paragraph-rsid="0042e8b2"/>
    </style:style>
    <style:style style:name="P19" style:family="paragraph" style:parent-style-name="Standard">
      <style:text-properties style:font-name="DejaVu Sans Light" officeooo:rsid="002831a9" officeooo:paragraph-rsid="0042e8b2"/>
    </style:style>
    <style:style style:name="P20" style:family="paragraph" style:parent-style-name="Standard">
      <style:text-properties style:font-name="DejaVu Sans Light" officeooo:rsid="0021896f" officeooo:paragraph-rsid="0042e8b2"/>
    </style:style>
    <style:style style:name="P21" style:family="paragraph" style:parent-style-name="Standard">
      <style:text-properties style:font-name="DejaVu Sans Light" officeooo:rsid="0040cfae" officeooo:paragraph-rsid="0040cfae"/>
    </style:style>
    <style:style style:name="T1" style:family="text">
      <style:text-properties officeooo:rsid="002831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31a9" style:font-weight-asian="bold" style:font-weight-complex="bold"/>
    </style:style>
    <style:style style:name="T4" style:family="text">
      <style:text-properties style:font-name="DejaVu Sans Light" officeooo:rsid="00295c54"/>
    </style:style>
    <style:style style:name="T5" style:family="text">
      <style:text-properties style:font-name="DejaVu Sans Light" officeooo:rsid="00250982"/>
    </style:style>
    <style:style style:name="T6" style:family="text">
      <style:text-properties style:font-name="DejaVu Sans Light" officeooo:rsid="0030827a"/>
    </style:style>
    <style:style style:name="T7" style:family="text">
      <style:text-properties officeooo:rsid="0039faeb"/>
    </style:style>
    <style:style style:name="T8" style:family="text">
      <style:text-properties officeooo:rsid="003cd755"/>
    </style:style>
    <style:style style:name="T9" style:family="text">
      <style:text-properties officeooo:rsid="00424b3f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es génétiques et application au problème du voyageur de commerce</text:p>
      <text:p text:style-name="P16"/>
      <text:p text:style-name="P5"/>
      <text:list xml:id="list7323809364055055655" text:style-name="L1">
        <text:list-header>
          <text:p text:style-name="P10"/>
        </text:list-header>
        <text:list-item>
          <text:p text:style-name="P9"><text:span text:style-name="T4">Principe des</text:span><text:span text:style-name="T5"> algo</text:span><text:span text:style-name="T6">rithmes</text:span><text:span text:style-name="T5"> de génétique</text:span></text:p>
          <text:list>
            <text:list-item>
              <text:p text:style-name="P11">Introduction</text:p>
            </text:list-item>
            <text:list-item>
              <text:p text:style-name="P12">Principe</text:p>
            </text:list-item>
          </text:list>
        </text:list-item>
      </text:list>
      <text:p text:style-name="P13"/>
      <text:p text:style-name="P18"><text:span text:style-name="T3">individu</text:span>: solution admissible du problème</text:p>
      <text:p text:style-name="P18"><text:span text:style-name="T2">population </text:span>: ensemble d<text:span text:style-name="T1">'individus</text:span></text:p>
      <text:p text:style-name="P19"><text:span text:style-name="T2">gène </text:span>: partie d'un individu</text:p>
      <text:p text:style-name="P20"><text:span text:style-name="T2">génération </text:span>: <text:span text:style-name="T1">itération de l'algorithme</text:span></text:p>
      <text:p text:style-name="P17"><text:span text:style-name="T2">fonction objectif</text:span> : fonction qui permet de définir qu'un <text:span text:style-name="T1">individu</text:span> est meilleur qu'un autre</text:p>
      <text:p text:style-name="P13"/>
      <text:list xml:id="list95216174508128" text:continue-numbering="true" text:style-name="L1">
        <text:list-item>
          <text:list>
            <text:list-item>
              <text:list>
                <text:list-item>
                  <text:p text:style-name="P15">Population initiale</text:p>
                </text:list-item>
                <text:list-item>
                  <text:p text:style-name="P15">Nouveau individus</text:p>
                </text:list-item>
              </text:list>
            </text:list-item>
          </text:list>
        </text:list-item>
        <text:list-item>
          <text:p text:style-name="P15">Application <text:span text:style-name="T9">au voyageur de commerce</text:span></text:p>
          <text:list>
            <text:list-item>
              <text:p text:style-name="P15">Définition du problème</text:p>
            </text:list-item>
          </text:list>
        </text:list-item>
      </text:list>
      <text:p text:style-name="P13"/>
      <text:p text:style-name="P8">Une ville sera représentée par un entier</text:p>
      <text:p text:style-name="P8">On définit un graphe complet dont les sommets sont les villes et les arrêtes représente les distances entre les villes.</text:p>
      <text:p text:style-name="P21"/>
      <text:p text:style-name="P6">Un individu : un chemin, <text:span text:style-name="T7">c'est à dire une permutation des entier de 1 à n</text:span></text:p>
      <text:p text:style-name="P7">La fonction objectif <text:span text:style-name="T8">à minimiser</text:span> : <text:span text:style-name="T8">calcule pour chaque chemin, la distance à parcourir</text:span></text:p>
      <text:p text:style-name="P14"/>
      <text:list xml:id="list95216348929798" text:continue-numbering="true" text:style-name="L1">
        <text:list-item>
          <text:list>
            <text:list-item>
              <text:p text:style-name="P15">Modélisation du problème</text:p>
            </text:list-item>
            <text:list-item>
              <text:p text:style-name="P15">Solution technique</text:p>
            </text:list-item>
          </text:list>
        </text:list-item>
        <text:list-item>
          <text:p text:style-name="P15">Résultats (influence des paramètres sur les solutions, comparaisons, graphiques etc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3:44:55.817913216</meta:creation-date>
    <dc:date>2016-04-25T09:52:14.328253289</dc:date>
    <meta:editing-duration>PT1H52M46S</meta:editing-duration>
    <meta:editing-cycles>46</meta:editing-cycles>
    <meta:generator>LibreOffice/5.0.5.2$Linux_X86_64 LibreOffice_project/00m0$Build-2</meta:generator>
    <meta:document-statistic meta:table-count="0" meta:image-count="0" meta:object-count="0" meta:page-count="1" meta:paragraph-count="20" meta:word-count="144" meta:character-count="944" meta:non-whitespace-character-count="810"/>
  </office:meta>
</office:document-meta>
</file>